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a3d9" officeooo:paragraph-rsid="0009a3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iar uma virtualenv:</text:p>
      <text:p text:style-name="P1"/>
      <text:p text:style-name="P1">virtualenv -p /usr/bin/python3 projeto_pre</text:p>
      <text:p text:style-name="P1">source projeto_pre/bin/activate</text:p>
      <text:p text:style-name="P1"/>
      <text:p text:style-name="P1">Instalar modulos</text:p>
      <text:p text:style-name="P1"/>
      <text:p text:style-name="P1">pip install django</text:p>
      <text:p text:style-name="P1">pip install openpyxl</text:p>
      <text:p text:style-name="P1"/>
      <text:p text:style-name="P1">Instalar postgres</text:p>
      <text:p text:style-name="P1"/>
      <text:p text:style-name="P1">wget --quiet -O - https://www.postgresql.org/media/keys/ACCC4CF8.asc | sudo apt-key add -</text:p>
      <text:p text:style-name="P1">sudo apt-get update</text:p>
      <text:p text:style-name="P1">sudo apt-get install libpq-dev python3-dev postgresql-9.3 pgadmin3 postgresql-contrib</text:p>
      <text:p text:style-name="P1"/>
      <text:p text:style-name="P1">Resetar a senha do postgres</text:p>
      <text:p text:style-name="P1"/>
      <text:p text:style-name="P1">sudo -u postgres psql postgres</text:p>
      <text:p text:style-name="P1"/>
      <text:p text:style-name="P1">\password postgres</text:p>
      <text:p text:style-name="P1">------colocar a nova senha 2x - a senha deve ser: postgres</text:p>
      <text:p text:style-name="P1">\q</text:p>
      <text:p text:style-name="P1"/>
      <text:p text:style-name="P1">Instalar modulo do postgres:</text:p>
      <text:p text:style-name="P1"/>
      <text:p text:style-name="P1">pip install psycopg2</text:p>
      <text:p text:style-name="P1"/>
      <text:p text:style-name="P1">Rodar o servidor:</text:p>
      <text:p text:style-name="P1">&gt; acessar a pasta do projeto</text:p>
      <text:p text:style-name="P1"/>
      <text:p text:style-name="P1">&gt; Sincronizar o banco:</text:p>
      <text:p text:style-name="P1">python manage.py migrate</text:p>
      <text:p text:style-name="P1"/>
      <text:p text:style-name="P1">&gt; Executar o servidor:</text:p>
      <text:p text:style-name="P1">python manage.py runserver 0.0.0.0:8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7T08:52:07.234469115</meta:creation-date>
    <meta:editing-duration>P2DT13H58M58S</meta:editing-duration>
    <meta:editing-cycles>2</meta:editing-cycles>
    <meta:generator>LibreOffice/4.2.3.3$Linux_X86_64 LibreOffice_project/420m0$Build-3</meta:generator>
    <meta:initial-creator>Angelica </meta:initial-creator>
    <dc:date>2015-11-29T23:06:09.662683434</dc:date>
    <dc:creator>Angelica </dc:creator>
    <meta:document-statistic meta:table-count="0" meta:image-count="0" meta:object-count="0" meta:page-count="1" meta:paragraph-count="23" meta:word-count="97" meta:character-count="691" meta:non-whitespace-character-count="619"/>
  </office:meta>
</office:document-meta>
</file>